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096cm" svg:height="2.667cm" svg:x="3.667cm" svg:y="13.573cm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6.096cm" svg:height="2.667cm" svg:x="10.906cm" svg:y="13.573cm">
          <text:p text:style-name="P1">net-ipv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3.556cm" svg:x="3.667cm" svg:y="5.318cm">
          <text:p text:style-name="P1">sexy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429cm" svg:height="3.429cm" svg:x="8.62cm" svg:y="8.112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svg:x1="7.223cm" svg:y1="7.096cm" svg:x2="10.335cm" svg:y2="9.191cm" draw:start-shape="id1" draw:end-shape="id2" draw:end-glue-point="4" svg:d="m7223 7096h3112v2095" svg:viewBox="0 0 3113 2096">
          <text:p/>
        </draw:connector>
        <draw:connector draw:style-name="gr2" draw:text-style-name="P1" draw:layer="layout" svg:x1="10.334cm" svg:y1="11.541cm" svg:x2="6.715cm" svg:y2="13.573cm" draw:start-shape="id2" draw:end-shape="id3" svg:d="m10334 11541v1016h-3619v1016" svg:viewBox="0 0 3620 2033">
          <text:p/>
        </draw:connector>
        <draw:connector draw:style-name="gr2" draw:text-style-name="P1" draw:layer="layout" svg:x1="10.334cm" svg:y1="11.541cm" svg:x2="13.954cm" svg:y2="13.573cm" draw:start-shape="id2" draw:end-shape="id4" draw:end-glue-point="0" svg:d="m10334 11541v1016h3620v1016" svg:viewBox="0 0 3621 2033">
          <text:p/>
        </draw:connector>
        <draw:frame draw:style-name="gr3" draw:layer="layout" svg:width="13.532cm" svg:height="0.962cm" svg:x="3.794cm" svg:y="17.256cm">
          <draw:text-box>
            <text:p>Both databases are independent of each ot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5T13:58:32</meta:creation-date>
    <dc:date>2013-06-25T14:04:37</dc:date>
    <meta:editing-duration>PT2M9S</meta:editing-duration>
    <meta:editing-cycles>2</meta:editing-cycles>
    <meta:generator>LibreOffice/4.0.4.2$Linux_X86_64 LibreOffice_project/400m0$Build-2</meta:generator>
    <meta:document-statistic meta:object-count="8"/>
  </office:meta>
</office:document-meta>
</file>